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paragraph-rsid="00026556"/>
    </style:style>
    <style:style style:name="P5" style:family="paragraph" style:parent-style-name="Standard">
      <style:text-properties officeooo:rsid="00026556" officeooo:paragraph-rsid="00026556"/>
    </style:style>
    <style:style style:name="P6" style:family="paragraph" style:parent-style-name="Standard">
      <style:text-properties officeooo:paragraph-rsid="0002c869"/>
    </style:style>
    <style:style style:name="P7" style:family="paragraph" style:parent-style-name="Standard">
      <style:text-properties officeooo:paragraph-rsid="00030fce"/>
    </style:style>
    <style:style style:name="P8" style:family="paragraph" style:parent-style-name="Heading_20_1" style:list-style-name="">
      <style:text-properties officeooo:paragraph-rsid="00036535"/>
    </style:style>
    <style:style style:name="P9" style:family="paragraph" style:parent-style-name="Heading_20_1">
      <style:paragraph-properties fo:break-before="page"/>
      <style:text-properties officeooo:paragraph-rsid="00036535"/>
    </style:style>
    <style:style style:name="P10" style:family="paragraph" style:parent-style-name="Heading_20_2">
      <style:text-properties officeooo:paragraph-rsid="00026556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6556" style:font-weight-asian="bold" style:font-weight-complex="bold"/>
    </style:style>
    <style:style style:name="T3" style:family="text">
      <style:text-properties fo:font-weight="bold" officeooo:rsid="0002c869" style:font-weight-asian="bold" style:font-weight-complex="bold"/>
    </style:style>
    <style:style style:name="T4" style:family="text">
      <style:text-properties fo:font-weight="bold" officeooo:rsid="00030fce" style:font-weight-asian="bold" style:font-weight-complex="bold"/>
    </style:style>
    <style:style style:name="T5" style:family="text">
      <style:text-properties officeooo:rsid="0002c869"/>
    </style:style>
    <style:style style:name="T6" style:family="text">
      <style:text-properties officeooo:rsid="00030fce"/>
    </style:style>
    <style:style style:name="T7" style:family="text">
      <style:text-properties style:font-name="Liberation Sans" fo:font-size="16.1000003814697pt" fo:font-weight="bold" officeooo:rsid="00030fc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8" style:family="text">
      <style:text-properties officeooo:rsid="0005e5ea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ab/>ZX-Unikeyboard PS/2</text:p>
      <text:p text:style-name="Standard"/>
      <text:p text:style-name="P11">PS/2 контроллер и необходимое ПО для опроса и построения прошивку под произвольную клавиатурную матрицу до 26 пин.</text:p>
      <text:p text:style-name="Standard"/>
      <text:p text:style-name="Standard"><text:a xlink:type="simple" xlink:href="mailto:valerum@rambler.ru" text:style-name="Internet_20_link" text:visited-style-name="Visited_20_Internet_20_Link">valerum@rambler.ru</text:a> </text:p>
      <text:p text:style-name="Standard">Russia, 2021</text:p>
      <text:p text:style-name="Standard"/>
      <text:p text:style-name="P5"><text:a xlink:type="simple" xlink:href="mailto:andy.karpov@gmail.com" text:style-name="Internet_20_link" text:visited-style-name="Visited_20_Internet_20_Link">andy.karpov@gmail.com</text:a></text:p>
      <text:p text:style-name="P5">Ukraine, 2021</text:p>
      <text:p text:style-name="Standard"/>
      <text:p text:style-name="Standard">Эта тема на форуме:</text:p>
      <text:p text:style-name="Standard"><text:a xlink:type="simple" xlink:href="https://zx-pk.ru/threads/32497-kak-peredelat-prakticheski-lyubuyu-klaviaturu-v-ps-2/page8.html" text:style-name="Internet_20_link" text:visited-style-name="Visited_20_Internet_20_Link">https://zx-pk.ru/threads/32497-kak-peredelat-prakticheski-lyubuyu-klaviaturu-v-ps-2/page8.html</text:a> </text:p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2"><text:a xlink:type="simple" xlink:href="#__RefHeading___Toc107_307515837" text:style-name="Index_20_Link" text:visited-style-name="Index_20_Link">Краткий HOW-TO по настройке произвольной клавиатуры.<text:tab/>1</text:a></text:p>
          <text:p text:style-name="P3"><text:a xlink:type="simple" xlink:href="#__RefHeading___Toc109_307515837" text:style-name="Index_20_Link" text:visited-style-name="Index_20_Link">Этап 1. Прошивка для опроса матрицы<text:tab/>1</text:a></text:p>
          <text:p text:style-name="P3"><text:a xlink:type="simple" xlink:href="#__RefHeading___Toc111_307515837" text:style-name="Index_20_Link" text:visited-style-name="Index_20_Link">Этап 2. Тестирование опроса матрицы<text:tab/>2</text:a></text:p>
          <text:p text:style-name="P3"><text:a xlink:type="simple" xlink:href="#__RefHeading___Toc113_307515837" text:style-name="Index_20_Link" text:visited-style-name="Index_20_Link">Этап 3. Шаблон матрицы клавиатуры<text:tab/>2</text:a></text:p>
          <text:p text:style-name="P3"><text:a xlink:type="simple" xlink:href="#__RefHeading___Toc115_307515837" text:style-name="Index_20_Link" text:visited-style-name="Index_20_Link">Этап 4. Опрос и анализ матрицы<text:tab/>2</text:a></text:p>
          <text:p text:style-name="P3"><text:a xlink:type="simple" xlink:href="#__RefHeading___Toc117_307515837" text:style-name="Index_20_Link" text:visited-style-name="Index_20_Link">Этап 5. Сборка основной прошивки<text:tab/>3</text:a></text:p>
        </text:index-body>
      </text:table-of-content>
      <text:p text:style-name="Text_20_body"/>
      <text:h text:style-name="P8" text:outline-level="1"/>
      <text:h text:style-name="P9" text:outline-level="1">Краткий HOW-TO по настройке произвольной клавиатуры.</text:h>
      <text:h text:style-name="Heading_20_2" text:outline-level="2"><text:bookmark-start text:name="__RefHeading___Toc109_307515837"/>Этап 1. <text:span text:style-name="T6">Прошивка для опроса </text:span><text:span text:style-name="T7">матрицы</text:span><text:bookmark-end text:name="__RefHeading___Toc109_307515837"/></text:h>
      <text:p text:style-name="Standard">Подключаем клавиатуру к атмеге (32, 16 или какой там захочется - главное, чтоб было как минимум четыре 8-разрядных порта) и собираем под нее avr-keyexplorer.ino в Arduino IDE.</text:p>
      <text:p text:style-name="Standard"/>
      <text:p text:style-name="P4">Если нет поддержки нужного контроллера, ставим его, например, из модуля <text:span text:style-name="T1">MightyCore</text:span> через менеджере плат - <text:a xlink:type="simple" xlink:href="https://mcudude.github.io/MightyCore/package_MCUdude_MightyCore_index.json" text:style-name="Internet_20_link" text:visited-style-name="Visited_20_Internet_20_Link">https://mcudude.github.io/MightyCore/package_MCUdude_MightyCore_index.json</text:a>), как добавить в менеджер плат - читать здесь: <text:a xlink:type="simple" xlink:href="https://alexgyver.ru/lessons/naked-chip/" text:style-name="Internet_20_link" text:visited-style-name="Visited_20_Internet_20_Link">https://alexgyver.ru/lessons/naked-chip/</text:a>. </text:p>
      <text:p text:style-name="P4"/>
      <text:p text:style-name="P4">Обращаем внимание на установку частоты <text:span text:style-name="T1">8 </text:span><text:span text:style-name="T2">МГ</text:span><text:span text:style-name="T1">ц</text:span> в IDE при сборке прошивки, а также на установку соответствующих фьюзов (<text:span text:style-name="T1">LOW=0x04, HIGH=0xD7</text:span> – важно получить 8 <text:span text:style-name="T5">МГ</text:span>ц на внутреннем генераторе). В случае других частот/вариантов тактирования правим то и другое единообразно.</text:p>
      <text:p text:style-name="Standard"/>
      <text:p text:style-name="Standard">Если есть отклонения от схемы в подключении пинов клавиатурного разъема к атмеге - приводим в соответствие все <text:span text:style-name="T1">#define PIN*</text:span> в скетче.</text:p>
      <text:p text:style-name="Standard"/>
      <text:p text:style-name="Standard">Прошиваем сборку «тестовой» прошивки в атмегу своим любимым программатором и соответствующим софтом.</text:p>
      <text:p text:style-name="Standard"/>
      <text:h text:style-name="Heading_20_2" text:outline-level="2"><text:bookmark-start text:name="__RefHeading___Toc111_307515837"/>Этап 2. <text:span text:style-name="T6">Тестирование опроса матрицы</text:span><text:bookmark-end text:name="__RefHeading___Toc111_307515837"/></text:h>
      <text:p text:style-name="Standard">Подключаем <text:span text:style-name="T1">UART</text:span> атмеги к ПК через любой удобный преобразователь, смотрим дебаг с соответствующего компорта в режиме <text:span text:style-name="T1">115200 8-n-1</text:span>, можно пользоваться прилагаемой программой <text:span text:style-name="T1">PortMon</text:span>, можно <text:span text:style-name="T1">встроенным монитором</text:span> ком-порта в Arduino IDE. Нажимаем все клавиши своей клавиатуры, они все должны генерировать нажатия с парой чисел в дебаговом выводе - это номера пары пинов для каждой клавиши.</text:p>
      <text:p text:style-name="Standard"/>
      <text:h text:style-name="P10" text:outline-level="2"><text:bookmark-start text:name="__RefHeading___Toc113_307515837"/>Этап 3. <text:span text:style-name="T7">Шаблон матрицы клавиатуры</text:span><text:span text:style-name="T6"> </text:span><text:bookmark-end text:name="__RefHeading___Toc113_307515837"/></text:h>
      <text:p text:style-name="P4">Подготавливаем <text:span text:style-name="T1">файл клавиатурного шаблона</text:span> — это текстовый файл с именами всех имеющихся клавиш по одному в каждой строке (допускаются цифры и буквы латиницы, а также знаки «-» и «_»; прочие символы в именах могут вызвать ошибки компиляции прошивки на следующих этапах). </text:p>
      <text:p text:style-name="P4"/>
      <text:p text:style-name="P4"><text:span text:style-name="T1">Для анализа</text:span> рекомендуется внести <text:span text:style-name="T1">ВСЕ</text:span> клавиши, а не только предполагаемые к использованию, иначе может некорректно пройти анализ столбцов и строк и останутся непривязанные клавиши. Лучше вносить их не в алфавитном порядке, а в соответствии с расположением на клавиатуре (например, слева направа и сверху вниз).</text:p>
      <text:p text:style-name="P4"/>
      <text:p text:style-name="Standard"><text:span text:style-name="T1">Можно</text:span> отредактировать имеющийся шаблон из двух приложенных (Asus X200 – 82 клавиши без кейпада, Asus X551 – 102 клавиши с кейпадом, но без выделенного Insert).</text:p>
      <text:p text:style-name="Standard"/>
      <text:h text:style-name="Heading_20_2" text:outline-level="2"><text:bookmark-start text:name="__RefHeading___Toc115_307515837"/><text:soft-page-break/>Этап 4. <text:span text:style-name="T6">Опрос и анализ матрицы</text:span><text:bookmark-end text:name="__RefHeading___Toc115_307515837"/></text:h>
      <text:p text:style-name="Standard">Запускаем <text:span text:style-name="T1">UniKeyboardConf_en.exe</text:span> (или .._ru.exe), выбираем COM-порт, куда подключен UART для атмеги, в режиме 115200 8-n-1 (остальные параметры не важны).</text:p>
      <text:p text:style-name="Standard"/>
      <text:p text:style-name="Standard">При необходимости можно отредактировать файл клавиатурного шаблона — Edit Keyboard template (из программы вызывается notepad для его редактирования), сохраняем.</text:p>
      <text:p text:style-name="Standard"/>
      <text:p text:style-name="Standard"><text:span text:style-name="T1">Загружаем</text:span> файл шаблона (Open Keyboard Template), удостоверяемся, что считано нужное количество клавиш. Запускаем считывание (<text:span text:style-name="T1">Start reading keys</text:span>), нажимаем все клавиши в соответствии с подсказками; если произошла ошибка — можно заново начать считывание кнопкой «Start reading keys».</text:p>
      <text:p text:style-name="P6"><text:tab/></text:p>
      <text:p text:style-name="P6">По завершении считывания всех клавиш из списка будет предложено <text:span text:style-name="T1">начать анализ данных</text:span> («<text:span text:style-name="T1">Would you like to analyze...</text:span>»), после завершения анализа будет дан комментарий по результату, построен и предложен к сохранению файл <text:span text:style-name="T1">customkey.h</text:span>. Его следует сохранить в каталог с прошивкой <text:span text:style-name="T1">avr_kbd_</text:span><text:span text:style-name="T3">ps2/includes/</text:span>.</text:p>
      <text:p text:style-name="P6"/>
      <text:p text:style-name="Standard">В результате анализа будут получены два непересекающихся множества линий клавиатуры — продолжных и поперечных. Те, что в меньшем количестве, будут далее считаться столбцами, остальные — строками. В файле <text:span text:style-name="T1">customkey.h</text:span> будут включены все определения имен клавиш с префиксом KEY_, массив соответствующих им линий и два массива с номерами линий-столбцов (cols) и линий-строк (rows).</text:p>
      <text:p text:style-name="Standard"/>
      <text:p text:style-name="Standard"><text:span text:style-name="T1">Внимание!</text:span> Если после анализа выдается предупреждение о том, что остались неприсвоенные строки/столбцы так как в паре строка/столбец оказалась всего одна клавиша, нужно проанализировать, что это за клавиши и не было ли ошибок ввода. Если указанные кавиши не планируется использовать на Спеке, то можно не обращать внимания на это предупреждение — в файл customkey.h они не будут включены.</text:p>
      <text:h text:style-name="Heading_20_2" text:outline-level="2"><text:bookmark-start text:name="__RefHeading___Toc117_307515837"/>Этап 5. <text:span text:style-name="T6">Сборка основной прошивки</text:span><text:bookmark-end text:name="__RefHeading___Toc117_307515837"/></text:h>
      <text:p text:style-name="P7">Ревизируем исходный код <text:span text:style-name="T6">основной </text:span>прошивки <text:span text:style-name="T1">avr_kbd_</text:span><text:span text:style-name="T4">ps2</text:span> на предмет соответствия имен клавиш в кейсах внутри функции <text:span text:style-name="T4">kbd_event</text:span> тому, что сформировано в <text:span text:style-name="T1">customkey.h</text:span>, <text:s/>добиваемся отстутствия ошибок компиляции, если нужно – корректируем обработку нужных клавиш. Собираем прошивку, загружаем ее в Atmega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4.93mm" fo:margin-right="0mm" fo:text-indent="0mm" style:auto-text-indent="false">
        <style:tab-stops>
          <style:tab-stop style:position="125.08m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y K</meta:initial-creator>
    <meta:creation-date>2021-05-02T02:23:40.688212156</meta:creation-date>
    <dc:date>2021-05-02T02:44:38.641587199</dc:date>
    <dc:creator>Andy K</dc:creator>
    <meta:editing-duration>PT20M15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3" meta:paragraph-count="39" meta:word-count="644" meta:character-count="4796" meta:non-whitespace-character-count="4172"/>
  </office:meta>
</office:document-meta>
</file>